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96766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nálisis:</text:p>
      <text:p text:style-name="Standard"/>
      <text:p text:style-name="Standard"><text:span text:style-name="T1">Datos de entrada:</text:span> Un número entero n (el número hasta el cual se mostrarán los números pares).</text:p>
      <text:p text:style-name="Standard"><text:span text:style-name="T1">Proceso</text:span>: Mostrar todos los números pares desde 0 hasta n.</text:p>
      <text:p text:style-name="Standard"><text:span text:style-name="T1">Salida:</text:span> Los números pares desde 0 hasta n.<text:line-break/><text:line-break/><text:span text:style-name="T2">Pseudocódigo:<text:line-break/><text:line-break/>Algoritmo MostrarNumerosPares</text:span></text:p>
      <text:p text:style-name="Standard"><text:s text:c="3"/>Definir n Como Entero;</text:p>
      <text:p text:style-name="Standard"><text:s text:c="3"/>Escribir "Ingrese un número: ";</text:p>
      <text:p text:style-name="Standard"><text:s text:c="3"/>Leer n;</text:p>
      <text:p text:style-name="Standard"><text:s text:c="3"/>Para i &lt;- 0 Hasta n Hacer</text:p>
      <text:p text:style-name="Standard"><text:s text:c="6"/>Si i MOD 2 == 0 Entonces</text:p>
      <text:p text:style-name="Standard"><text:s text:c="9"/>Escribir i;</text:p>
      <text:p text:style-name="Standard"><text:s text:c="6"/>Fin Si</text:p>
      <text:p text:style-name="Standard"><text:s text:c="3"/>Fin Para</text:p>
      <text:p text:style-name="Standard">FinAlgoritm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6T23:33:34.752000000</meta:creation-date>
    <dc:date>2024-05-26T23:34:46.001000000</dc:date>
    <meta:editing-duration>PT1M11S</meta:editing-duration>
    <meta:editing-cycles>1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13" meta:word-count="71" meta:character-count="430" meta:non-whitespace-character-count="334"/>
  </office:meta>
</office:document-meta>
</file>